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gt;2" style:apply-style-name="Bad" style:base-cell-address="Sheet1.C2"/>
      <style:map style:condition="cell-content()&lt;2" style:apply-style-name="Good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1.C2:Sheet1.C36">
            <calcext:condition calcext:apply-style-name="Bad" calcext:value="&gt;2" calcext:base-cell-address="Sheet1.C2"/>
            <calcext:condition calcext:apply-style-name="Good" calcext:value="&lt;2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29:45.556654693</meta:creation-date>
    <dc:date>2017-12-04T09:35:31.967095855</dc:date>
    <meta:editing-duration>PT5M46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